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d1be" officeooo:paragraph-rsid="0008d1be"/>
    </style:style>
    <style:style style:name="P2" style:family="paragraph" style:parent-style-name="Standard" style:list-style-name="L1"/>
    <style:style style:name="P3" style:family="paragraph" style:parent-style-name="Standard" style:list-style-name="L1">
      <style:text-properties officeooo:paragraph-rsid="0008d1be"/>
    </style:style>
    <style:style style:name="T1" style:family="text">
      <style:text-properties officeooo:rsid="0008d1b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rregular Verbs I 1st </text:p>
      <text:p text:style-name="Standard"/>
      <text:list xml:id="list578922480" text:style-name="L1">
        <text:list-item>
          <text:p text:style-name="P2"><text:span text:style-name="T1">Come? Came! </text:span>Mr and Mrs Price <text:span text:style-name="T1">came </text:span>to visit us last night. </text:p>
        </text:list-item>
        <text:list-item>
          <text:p text:style-name="P2"><text:span text:style-name="T1">Tell? Told! </text:span>They <text:span text:style-name="T1">told </text:span>us about their plans for their new home. </text:p>
        </text:list-item>
        <text:list-item>
          <text:p text:style-name="P2"><text:s/><text:span text:style-name="T1">Was? Were! Sit? Sat! </text:span>The weather <text:span text:style-name="T1">was w</text:span>arm, so we<text:tab/> <text:span text:style-name="T1">sat </text:span>on our front porch. </text:p>
        </text:list-item>
        <text:list-item>
          <text:p text:style-name="P2"><text:span text:style-name="T1">Put? Put! Put </text:span>your hat and coat in the next room. </text:p>
        </text:list-item>
        <text:list-item>
          <text:p text:style-name="P2"><text:span text:style-name="T1">Begin? Began! </text:span>The meeting last night <text:span text:style-name="T1">began </text:span>at eight and ended at ten. </text:p>
        </text:list-item>
        <text:list-item>
          <text:p text:style-name="P3"><text:span text:style-name="T1">Write? Wrote!</text:span> I stayed home last night and <text:span text:style-name="T1">wrote </text:span>several letters. </text:p>
        </text:list-item>
        <text:list-item>
          <text:p text:style-name="P3"><text:span text:style-name="T1">See? Saw! I saw </text:span>Helen in the street yesterday. </text:p>
        </text:list-item>
        <text:list-item>
          <text:p text:style-name="P2"><text:span text:style-name="T1">Cost? Cost! Was? Were! </text:span>This book <text:span text:style-name="T1">cost </text:span>two dollars, it was cheap, but the other items <text:span text:style-name="T1">were </text:span>expensive. </text:p>
        </text:list-item>
        <text:list-item>
          <text:p text:style-name="P2"><text:span text:style-name="T1">Have? Had! </text:span>I <text:span text:style-name="T1">had </text:span>my lunch in the cafeteria at noon.</text:p>
        </text:list-item>
        <text:list-item>
          <text:p text:style-name="P2"><text:span text:style-name="T1">Drink? Drank! </text:span>That man <text:span text:style-name="T1">drank </text:span>a lot of wine at the party last night. </text:p>
        </text:list-item>
        <text:list-item>
          <text:p text:style-name="P2"><text:span text:style-name="T1">Give? Gave! Tell? Told! </text:span>I <text:span text:style-name="T1">gave </text:span>John your message and also<text:tab/><text:span text:style-name="T1">told </text:span>him my ideas on the subject</text:p>
        </text:list-item>
        <text:list-item>
          <text:p text:style-name="P3"><text:span text:style-name="T1">Sell? Sold! </text:span>Mr Reese finally <text:span text:style-name="T1">sold</text:span> his<text:span text:style-name="T1"> </text:span>house. </text:p>
        </text:list-item>
        <text:list-item>
          <text:p text:style-name="P3"><text:span text:style-name="T1">Hear? Heard! </text:span>I <text:span text:style-name="T1">heard </text:span>the President speak on television last night. </text:p>
        </text:list-item>
        <text:list-item>
          <text:p text:style-name="P3"><text:span text:style-name="T1">Know? Knew! Come? Came! </text:span>My father<text:tab/><text:span text:style-name="T1">knew </text:span>Mr Evans well even before he <text:span text:style-name="T1">came </text:span>to live in this city.</text:p>
        </text:list-item>
        <text:list-item>
          <text:p text:style-name="P2"><text:span text:style-name="T1">Feel? Fell! </text:span>Helen <text:span text:style-name="T1">fell </text:span>very well yesterday, but today she feels sick again. </text:p>
        </text:list-item>
        <text:list-item>
          <text:p text:style-name="P2"><text:span text:style-name="T1">Go? Went! Get? Got! </text:span>We <text:span text:style-name="T1">went </text:span>to the park yesterday and <text:span text:style-name="T1">got </text:span>wet when it rained. </text:p>
        </text:list-item>
        <text:list-item>
          <text:p text:style-name="P2"><text:span text:style-name="T1">Read? Read! </text:span>I <text:span text:style-name="T1">read </text:span>that novel several years ago. </text:p>
        </text:list-item>
        <text:list-item>
          <text:p text:style-name="P2"><text:span text:style-name="T1">Was? Were! Get? Got! </text:span>They <text:span text:style-name="T1">were </text:span>expecting an increase in their next paycheck and <text:span text:style-name="T1">got </text:span>disappointed.</text:p>
        </text:list-item>
        <text:list-item>
          <text:p text:style-name="P3"><text:span text:style-name="T1">Was? Were! Shut? Shut! </text:span>The two glazed windows <text:span text:style-name="T1">were shut. </text:span><text:tab/><text:tab/><text:tab/>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mbria" svg:font-family="Cambria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mbria" fo:font-family="Cambria" style:font-family-generic="roman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E G</meta:initial-creator>
    <meta:creation-date>2022-11-11T08:54:48.463000000</meta:creation-date>
    <dc:date>2022-11-11T12:20:39.655000000</dc:date>
    <dc:creator>E G</dc:creator>
    <meta:editing-duration>PT2H36M5S</meta:editing-duration>
    <meta:editing-cycles>12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20" meta:word-count="270" meta:character-count="1376" meta:non-whitespace-character-count="1125"/>
  </office:meta>
</office:document-meta>
</file>